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</table:table>
      <table:table table:name="Items" table:style-name="ta1"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27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16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9" table:formula="of:=[$Items.$B2]" office:value-type="string" office:string-value="Graphene" calcext:value-type="string">
            <text:p>Graphene</text:p>
          </table:table-cell>
          <table:table-cell table:style-name="ce29" table:formula="of:=[$Items.$B3]" office:value-type="string" office:string-value="Agricult Sup." calcext:value-type="string">
            <text:p>Agricult Sup.</text:p>
          </table:table-cell>
          <table:table-cell table:style-name="ce29" table:formula="of:=[$Items.$B4]" office:value-type="string" office:string-value="Synth Comp" calcext:value-type="string">
            <text:p>Synth Comp</text:p>
          </table:table-cell>
          <table:table-cell table:style-name="ce29" table:formula="of:=[$Items.$B5]" office:value-type="string" office:string-value="Aluminum" calcext:value-type="string">
            <text:p>Aluminum</text:p>
          </table:table-cell>
          <table:table-cell table:style-name="ce29" table:formula="of:=[$Items.$B6]" office:value-type="string" office:string-value="Astatine" calcext:value-type="string">
            <text:p>Astatine</text:p>
          </table:table-cell>
          <table:table-cell table:style-name="ce29" table:formula="of:=[$Items.$B7]" office:value-type="string" office:string-value="Beryllium" calcext:value-type="string">
            <text:p>Beryllium</text:p>
          </table:table-cell>
          <table:table-cell table:style-name="ce29" table:formula="of:=[$Items.$B8]" office:value-type="string" office:string-value="Chlorine" calcext:value-type="string">
            <text:p>Chlorine</text:p>
          </table:table-cell>
          <table:table-cell table:style-name="ce29" table:formula="of:=[$Items.$B9]" office:value-type="string" office:string-value="Corundum" calcext:value-type="string">
            <text:p>Corundum</text:p>
          </table:table-cell>
          <table:table-cell table:style-name="ce29" table:formula="of:=[$Items.$B10]" office:value-type="string" office:string-value="Diamond" calcext:value-type="string">
            <text:p>Diamond</text:p>
          </table:table-cell>
          <table:table-cell table:style-name="ce29" table:formula="of:=[$Items.$B11]" office:value-type="string" office:string-value="Spirits" calcext:value-type="string">
            <text:p>Spirits</text:p>
          </table:table-cell>
          <table:table-cell table:style-name="ce29" table:formula="of:=[$Items.$B12]" office:value-type="string" office:string-value="Fluorine" calcext:value-type="string">
            <text:p>Fluorine</text:p>
          </table:table-cell>
          <table:table-cell table:style-name="ce29" table:formula="of:=[$Items.$B13]" office:value-type="string" office:string-value="Gold" calcext:value-type="string">
            <text:p>Gold</text:p>
          </table:table-cell>
          <table:table-cell table:style-name="ce29" table:formula="of:=[$Items.$B14]" office:value-type="string" office:string-value="Hydrogen" calcext:value-type="string">
            <text:p>Hydrogen</text:p>
          </table:table-cell>
          <table:table-cell table:style-name="ce29" table:formula="of:=[$Items.$B15]" office:value-type="string" office:string-value="Iodine" calcext:value-type="string">
            <text:p>Iodine</text:p>
          </table:table-cell>
          <table:table-cell table:style-name="ce29" table:formula="of:=[$Items.$B16]" office:value-type="string" office:string-value="Tennessine" calcext:value-type="string">
            <text:p>Tennessine</text:p>
          </table:table-cell>
          <table:table-cell table:style-name="ce29" table:formula="of:=[$Items.$B17]" office:value-type="string" office:string-value="Medical Sup." calcext:value-type="string">
            <text:p>Medical Sup.</text:p>
          </table:table-cell>
          <table:table-cell table:style-name="ce29" table:formula="of:=[$Items.$B18]" office:value-type="string" office:string-value="Processed Food" calcext:value-type="string">
            <text:p>Processed Food</text:p>
          </table:table-cell>
          <table:table-cell table:style-name="ce29" table:formula="of:=[$Items.$B19]" office:value-type="string" office:string-value="Quartz" calcext:value-type="string">
            <text:p>Quartz</text:p>
          </table:table-cell>
          <table:table-cell table:style-name="ce29" table:formula="of:=[$Items.$B20]" office:value-type="string" office:string-value="Scrap" calcext:value-type="string">
            <text:p>Scrap</text:p>
          </table:table-cell>
          <table:table-cell table:style-name="ce29" table:formula="of:=[$Items.$B21]" office:value-type="string" office:string-value="Stims" calcext:value-type="string">
            <text:p>Stims</text:p>
          </table:table-cell>
          <table:table-cell table:style-name="ce29" table:formula="of:=[$Items.$B22]" office:value-type="string" office:string-value="Titanium" calcext:value-type="string">
            <text:p>Titanium</text:p>
          </table:table-cell>
          <table:table-cell table:style-name="ce29" table:formula="of:=[$Items.$B23]" office:value-type="string" office:string-value="Tungsten" calcext:value-type="string">
            <text:p>Tungsten</text:p>
          </table:table-cell>
          <table:table-cell table:style-name="ce29" table:formula="of:=[$Items.$B24]" office:value-type="string" office:string-value="Waste" calcext:value-type="string">
            <text:p>Waste</text:p>
          </table:table-cell>
          <table:table-cell table:style-name="ce29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3.6" calcext:value-type="float">
            <text:p>233.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290" calcext:value-type="float">
            <text:p>290</text:p>
          </table:table-cell>
          <table:table-cell table:style-name="ce27" table:formula="of:=[.E5]-[.E4]" office:value-type="float" office:value="53" calcext:value-type="float">
            <text:p>53</text:p>
          </table:table-cell>
          <table:table-cell table:style-name="ce27" table:formula="of:=[.F5]-[.F4]" office:value-type="float" office:value="491" calcext:value-type="float">
            <text:p>491</text:p>
          </table:table-cell>
          <table:table-cell table:style-name="ce27" table:formula="of:=[.G5]-[.G4]" office:value-type="float" office:value="65" calcext:value-type="float">
            <text:p>65</text:p>
          </table:table-cell>
          <table:table-cell table:style-name="ce27" table:formula="of:=[.H5]-[.H4]" office:value-type="float" office:value="95" calcext:value-type="float">
            <text:p>95</text:p>
          </table:table-cell>
          <table:table-cell table:style-name="ce27" table:formula="of:=[.I5]-[.I4]" office:value-type="float" office:value="82" calcext:value-type="float">
            <text:p>82</text:p>
          </table:table-cell>
          <table:table-cell table:style-name="ce27" table:formula="of:=[.J5]-[.J4]" office:value-type="float" office:value="23" calcext:value-type="float">
            <text:p>23</text:p>
          </table:table-cell>
          <table:table-cell table:style-name="ce27" table:formula="of:=[.K5]-[.K4]" office:value-type="float" office:value="28" calcext:value-type="float">
            <text:p>28</text:p>
          </table:table-cell>
          <table:table-cell table:style-name="ce27" table:formula="of:=[.L5]-[.L4]" office:value-type="float" office:value="137" calcext:value-type="float">
            <text:p>137</text:p>
          </table:table-cell>
          <table:table-cell table:style-name="ce27" table:formula="of:=[.M5]-[.M4]" office:value-type="float" office:value="82" calcext:value-type="float">
            <text:p>82</text:p>
          </table:table-cell>
          <table:table-cell table:style-name="ce27" table:formula="of:=[.N5]-[.N4]" office:value-type="float" office:value="63" calcext:value-type="float">
            <text:p>63</text:p>
          </table:table-cell>
          <table:table-cell table:style-name="ce27" table:formula="of:=[.O5]-[.O4]" office:value-type="float" office:value="160" calcext:value-type="float">
            <text:p>160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30" calcext:value-type="float">
            <text:p>30</text:p>
          </table:table-cell>
          <table:table-cell table:style-name="ce27" table:formula="of:=[.R5]-[.R4]" office:value-type="float" office:value="310" calcext:value-type="float">
            <text:p>310</text:p>
          </table:table-cell>
          <table:table-cell table:style-name="ce27" table:formula="of:=[.S5]-[.S4]" office:value-type="float" office:value="126" calcext:value-type="float">
            <text:p>126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5" calcext:value-type="float">
            <text:p>25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65" calcext:value-type="float">
            <text:p>65</text:p>
          </table:table-cell>
          <table:table-cell table:style-name="ce27" table:formula="of:=[.X5]-[.X4]" office:value-type="float" office:value="346" calcext:value-type="float">
            <text:p>346</text:p>
          </table:table-cell>
          <table:table-cell table:style-name="ce27" table:formula="of:=[.Y5]-[.Y4]" office:value-type="float" office:value="232" calcext:value-type="float">
            <text:p>232</text:p>
          </table:table-cell>
          <table:table-cell table:style-name="ce27" table:formula="of:=[.Z5]-[.Z4]" office:value-type="float" office:value="19" calcext:value-type="float">
            <text:p>19</text:p>
          </table:table-cell>
          <table:table-cell table:style-name="ce27" table:formula="of:=[.AA5]-[.AA4]" office:value-type="float" office:value="534.4" calcext:value-type="float">
            <text:p>534.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[.$AE7]*33*[.I$33]" office:value-type="float" office:value="39.6" calcext:value-type="float">
            <text:p>39.6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[.$AE10]*146*[.AA$33]" office:value-type="float" office:value="233.6" calcext:value-type="float">
            <text:p>233.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[.$AE16]*225*[.D$33]" office:value-type="float" office:value="562.5" calcext:value-type="float">
            <text:p>562.5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[.$AE17]*225*[.D$33]" office:value-type="float" office:value="562.5" calcext:value-type="float">
            <text:p>562.5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[.$AE17]*249*[.AA$33]" office:value-type="float" office:value="398.4" calcext:value-type="float">
            <text:p>398.4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[.$AE18]*205*[.D$33]" office:value-type="float" office:value="512.5" calcext:value-type="float">
            <text:p>512.5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8*[.I$33])" office:value-type="float" office:value="46" calcext:value-type="float">
            <text:p>46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[.$AE19]*249*[.AA$33]" office:value-type="float" office:value="398.4" calcext:value-type="float">
            <text:p>398.4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[.$AE20]*249*[.AA$33]" office:value-type="float" office:value="398.4" calcext:value-type="float">
            <text:p>398.4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[.$AE21]*249*[.AA$33]" office:value-type="float" office:value="398.4" calcext:value-type="float">
            <text:p>398.4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39.6,0,31,69,0,0,198,16,0,280,170,0,0,0,34,145,199,1,0," calcext:value-type="string">
            <text:p>0,0,0,0,83,39.6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3.6," calcext:value-type="string">
            <text:p>0,12,139,0,0,0,26,0,0,32,0,0,0,0,0,180,14,0,0,34,0,0,1,233.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2.5,0,0,0,0,0,0,47,39,0,0,0,0,15,0,0,14,21,16,0,0,0,2,0," calcext:value-type="string">
            <text:p>562.5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2.5,22,0,0,0,0,0,36,0,92,75,0,14,45,0,0,0,24,20,0,0,0,1,398.4," calcext:value-type="string">
            <text:p>562.5,22,0,0,0,0,0,36,0,92,75,0,14,45,0,0,0,24,20,0,0,0,1,398.4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2.5,0,175,0,178,107,0,0,176,98,0,198,10,0,560,0,0,0,0,0,43,333,0,448," calcext:value-type="string">
            <text:p>512.5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46,0,0,46,0,0,198,16,0,292,201,0,0,20,0,203,276,0,398.4," calcext:value-type="string">
            <text:p>0,0,0,110,173,46,0,0,46,0,0,198,16,0,292,201,0,0,20,0,203,276,0,398.4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.4," calcext:value-type="string">
            <text:p>0,0,280,60,0,50,15,0,39,47,0,0,0,0,0,201,14,0,0,0,0,0,1,398.4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.4," calcext:value-type="string">
            <text:p>0,24,280,60,0,0,0,0,0,47,0,168,0,0,0,201,14,0,0,0,0,0,1,398.4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6:16:44.622697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21T18:01:04.117964759</dc:date>
    <meta:editing-duration>P9DT22H51M12S</meta:editing-duration>
    <meta:editing-cycles>105</meta:editing-cycles>
    <meta:generator>LibreOffice/6.2.4.2$MacOSX_X86_64 LibreOffice_project/2412653d852ce75f65fbfa83fb7e7b669a126d64</meta:generator>
    <meta:document-statistic meta:table-count="8" meta:cell-count="2390" meta:object-count="0"/>
  </office:meta>
</office:document-meta>
</file>